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Consolas" svg:font-family="Consolas, 'Courier New', monospace"/>
    <style:font-face style:name="Courier New" svg:font-family="'Courier New', Courier, mono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language="ru" fo:country="RU" style:font-size-asian="16pt" style:font-size-complex="16pt"/>
    </style:style>
    <style:style style:name="P3" style:family="paragraph" style:parent-style-name="Standard">
      <style:text-properties fo:font-size="16pt" fo:language="en" fo:country="US" style:font-size-asian="16pt" style:font-size-complex="16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 style:list-style-name="L1">
      <style:text-properties fo:font-size="16pt" style:font-size-asian="16pt" style:font-size-complex="16pt"/>
    </style:style>
    <style:style style:name="P6" style:family="paragraph" style:parent-style-name="Standard" style:list-style-name="L2">
      <style:text-properties fo:font-size="16pt" style:font-size-asian="16pt" style:font-size-complex="16pt"/>
    </style:style>
    <style:style style:name="P7" style:family="paragraph" style:parent-style-name="Standard" style:list-style-name="L3">
      <style:text-properties fo:font-size="16pt" style:font-size-asian="16pt" style:font-size-complex="16pt"/>
    </style:style>
    <style:style style:name="P8" style:family="paragraph" style:parent-style-name="Standard" style:list-style-name="L4">
      <style:text-properties fo:font-size="16pt" style:font-size-asian="16pt" style:font-size-complex="16pt"/>
    </style:style>
    <style:style style:name="P9" style:family="paragraph" style:parent-style-name="Standard" style:list-style-name="L5">
      <style:text-properties fo:font-size="16pt" style:font-size-asian="16pt" style:font-size-complex="16pt"/>
    </style:style>
    <style:style style:name="P10" style:family="paragraph" style:parent-style-name="Standard" style:list-style-name="L6">
      <style:text-properties fo:font-size="16pt" style:font-size-asian="16pt" style:font-size-complex="16pt"/>
    </style:style>
    <style:style style:name="P11" style:family="paragraph" style:parent-style-name="Standard" style:list-style-name="L7">
      <style:text-properties fo:font-size="16pt" style:font-size-asian="16pt" style:font-size-complex="16pt"/>
    </style:style>
    <style:style style:name="P12" style:family="paragraph" style:parent-style-name="Standard" style:list-style-name="L8">
      <style:text-properties fo:font-size="16pt" style:font-size-asian="16pt" style:font-size-complex="16pt"/>
    </style:style>
    <style:style style:name="P13" style:family="paragraph" style:parent-style-name="Standard" style:list-style-name="L9">
      <style:text-properties fo:font-size="16pt" style:font-size-asian="16pt" style:font-size-complex="16pt"/>
    </style:style>
    <style:style style:name="P14" style:family="paragraph" style:parent-style-name="Standard" style:list-style-name="L10">
      <style:text-properties fo:font-size="16pt" style:font-size-asian="16pt" style:font-size-complex="16pt"/>
    </style:style>
    <style:style style:name="P15" style:family="paragraph" style:parent-style-name="Standard" style:list-style-name="L11">
      <style:text-properties fo:font-size="16pt" style:font-size-asian="16pt" style:font-size-complex="16pt"/>
    </style:style>
    <style:style style:name="P16" style:family="paragraph" style:parent-style-name="Standard" style:list-style-name="L12">
      <style:text-properties fo:font-size="16pt" style:font-size-asian="16pt" style:font-size-complex="16pt"/>
    </style:style>
    <style:style style:name="P17" style:family="paragraph" style:parent-style-name="Standard" style:list-style-name="L13">
      <style:text-properties fo:font-size="16pt" style:font-size-asian="16pt" style:font-size-complex="16pt"/>
    </style:style>
    <style:style style:name="P18" style:family="paragraph" style:parent-style-name="Standard" style:list-style-name="L14">
      <style:text-properties fo:font-size="16pt" style:font-size-asian="16pt" style:font-size-complex="16pt"/>
    </style:style>
    <style:style style:name="P19" style:family="paragraph" style:parent-style-name="Standard" style:list-style-name="L15">
      <style:text-properties fo:font-size="16pt" style:font-size-asian="16pt" style:font-size-complex="16pt"/>
    </style:style>
    <style:style style:name="P20" style:family="paragraph" style:parent-style-name="Standard" style:list-style-name="L16">
      <style:text-properties fo:font-size="16pt" style:font-size-asian="16pt" style:font-size-complex="16pt"/>
    </style:style>
    <style:style style:name="P21" style:family="paragraph" style:parent-style-name="Standard" style:list-style-name="L17">
      <style:text-properties fo:font-size="16pt" style:font-size-asian="16pt" style:font-size-complex="16pt"/>
    </style:style>
    <style:style style:name="P22" style:family="paragraph" style:parent-style-name="Standard" style:list-style-name="L18">
      <style:text-properties fo:font-size="16pt" style:font-size-asian="16pt" style:font-size-complex="16pt"/>
    </style:style>
    <style:style style:name="P23" style:family="paragraph" style:parent-style-name="Standard" style:list-style-name="L19">
      <style:text-properties fo:font-size="16pt" style:font-size-asian="16pt" style:font-size-complex="16pt"/>
    </style:style>
    <style:style style:name="P24" style:family="paragraph" style:parent-style-name="Standard" style:list-style-name="L20">
      <style:text-properties fo:font-size="16pt" style:font-size-asian="16pt" style:font-size-complex="16pt"/>
    </style:style>
    <style:style style:name="P25" style:family="paragraph" style:parent-style-name="Standard" style:list-style-name="L21">
      <style:text-properties fo:font-size="16pt" style:font-size-asian="16pt" style:font-size-complex="16pt"/>
    </style:style>
    <style:style style:name="P26" style:family="paragraph" style:parent-style-name="Standard" style:list-style-name="L22">
      <style:text-properties fo:font-size="16pt" style:font-size-asian="16pt" style:font-size-complex="16pt"/>
    </style:style>
    <style:style style:name="P27" style:family="paragraph" style:parent-style-name="Standard" style:list-style-name="L23">
      <style:text-properties fo:font-size="16pt" style:font-size-asian="16pt" style:font-size-complex="16pt"/>
    </style:style>
    <style:style style:name="P28" style:family="paragraph" style:parent-style-name="Standard" style:list-style-name="L24">
      <style:text-properties fo:font-size="16pt" style:font-size-asian="16pt" style:font-size-complex="16pt"/>
    </style:style>
    <style:style style:name="P29" style:family="paragraph" style:parent-style-name="Standard" style:list-style-name="L25">
      <style:text-properties fo:font-size="16pt" style:font-size-asian="16pt" style:font-size-complex="16pt"/>
    </style:style>
    <style:style style:name="P30" style:family="paragraph" style:parent-style-name="Standard" style:list-style-name="L26">
      <style:text-properties fo:font-size="16pt" style:font-size-asian="16pt" style:font-size-complex="16pt"/>
    </style:style>
    <style:style style:name="P31" style:family="paragraph" style:parent-style-name="Standard" style:list-style-name="L27">
      <style:text-properties fo:font-size="16pt" style:font-size-asian="16pt" style:font-size-complex="16pt"/>
    </style:style>
    <style:style style:name="P32" style:family="paragraph" style:parent-style-name="Standard" style:list-style-name="L28">
      <style:text-properties fo:font-size="16pt" style:font-size-asian="16pt" style:font-size-complex="16pt"/>
    </style:style>
    <style:style style:name="P33" style:family="paragraph" style:parent-style-name="Standard" style:list-style-name="L29">
      <style:text-properties fo:font-size="16pt" style:font-size-asian="16pt" style:font-size-complex="16pt"/>
    </style:style>
    <style:style style:name="P34" style:family="paragraph" style:parent-style-name="Standard" style:list-style-name="L30">
      <style:text-properties fo:font-size="16pt" style:font-size-asian="16pt" style:font-size-complex="16pt"/>
    </style:style>
    <style:style style:name="P35" style:family="paragraph" style:parent-style-name="Standard" style:list-style-name="L31">
      <style:text-properties fo:font-size="16pt" style:font-size-asian="16pt" style:font-size-complex="16pt"/>
    </style:style>
    <style:style style:name="P36" style:family="paragraph" style:parent-style-name="Standard">
      <style:text-properties fo:font-size="16pt" fo:language="ru" fo:country="RU" style:font-size-asian="16pt" style:font-size-complex="16pt"/>
    </style:style>
    <style:style style:name="P37" style:family="paragraph" style:parent-style-name="Standard" style:list-style-name="L1">
      <style:text-properties fo:font-size="16pt" fo:language="ru" fo:country="RU" style:font-size-asian="16pt" style:font-size-complex="16pt"/>
    </style:style>
    <style:style style:name="P38" style:family="paragraph" style:parent-style-name="Standard" style:list-style-name="L2">
      <style:text-properties fo:font-size="16pt" fo:language="ru" fo:country="RU" style:font-size-asian="16pt" style:font-size-complex="16pt"/>
    </style:style>
    <style:style style:name="P39" style:family="paragraph" style:parent-style-name="Standard" style:list-style-name="L4">
      <style:text-properties fo:font-size="16pt" fo:language="ru" fo:country="RU" style:font-size-asian="16pt" style:font-size-complex="16pt"/>
    </style:style>
    <style:style style:name="P40" style:family="paragraph" style:parent-style-name="Standard" style:list-style-name="L8">
      <style:text-properties fo:font-size="16pt" fo:language="ru" fo:country="RU" style:font-size-asian="16pt" style:font-size-complex="16pt"/>
    </style:style>
    <style:style style:name="P41" style:family="paragraph" style:parent-style-name="Standard" style:list-style-name="L11">
      <style:text-properties fo:font-size="16pt" fo:language="ru" fo:country="RU" style:font-size-asian="16pt" style:font-size-complex="16pt"/>
    </style:style>
    <style:style style:name="P42" style:family="paragraph" style:parent-style-name="Standard" style:list-style-name="L13">
      <style:text-properties fo:font-size="16pt" fo:language="ru" fo:country="RU" style:font-size-asian="16pt" style:font-size-complex="16pt"/>
    </style:style>
    <style:style style:name="P43" style:family="paragraph" style:parent-style-name="Standard" style:list-style-name="L14">
      <style:text-properties fo:font-size="16pt" fo:language="ru" fo:country="RU" style:font-size-asian="16pt" style:font-size-complex="16pt"/>
    </style:style>
    <style:style style:name="P44" style:family="paragraph" style:parent-style-name="Standard" style:list-style-name="L15">
      <style:text-properties fo:font-size="16pt" fo:language="ru" fo:country="RU" style:font-size-asian="16pt" style:font-size-complex="16pt"/>
    </style:style>
    <style:style style:name="P45" style:family="paragraph" style:parent-style-name="Standard" style:list-style-name="L17">
      <style:text-properties fo:font-size="16pt" fo:language="ru" fo:country="RU" style:font-size-asian="16pt" style:font-size-complex="16pt"/>
    </style:style>
    <style:style style:name="P46" style:family="paragraph" style:parent-style-name="Standard" style:list-style-name="L19">
      <style:text-properties fo:font-size="16pt" fo:language="ru" fo:country="RU" style:font-size-asian="16pt" style:font-size-complex="16pt"/>
    </style:style>
    <style:style style:name="P47" style:family="paragraph" style:parent-style-name="Standard" style:list-style-name="L21">
      <style:text-properties fo:font-size="16pt" fo:language="ru" fo:country="RU" style:font-size-asian="16pt" style:font-size-complex="16pt"/>
    </style:style>
    <style:style style:name="P48" style:family="paragraph" style:parent-style-name="Standard" style:list-style-name="L25">
      <style:text-properties fo:font-size="16pt" fo:language="ru" fo:country="RU" style:font-size-asian="16pt" style:font-size-complex="16pt"/>
    </style:style>
    <style:style style:name="P49" style:family="paragraph" style:parent-style-name="Standard" style:list-style-name="L26">
      <style:text-properties fo:font-size="16pt" fo:language="ru" fo:country="RU" style:font-size-asian="16pt" style:font-size-complex="16pt"/>
    </style:style>
    <style:style style:name="P50" style:family="paragraph" style:parent-style-name="Standard" style:list-style-name="L27">
      <style:text-properties fo:font-size="16pt" fo:language="ru" fo:country="RU" style:font-size-asian="16pt" style:font-size-complex="16pt"/>
    </style:style>
    <style:style style:name="P51" style:family="paragraph" style:parent-style-name="Standard" style:list-style-name="L28">
      <style:text-properties fo:font-size="16pt" fo:language="ru" fo:country="RU" style:font-size-asian="16pt" style:font-size-complex="16pt"/>
    </style:style>
    <style:style style:name="P52" style:family="paragraph" style:parent-style-name="Standard">
      <style:text-properties fo:font-size="16pt" fo:language="en" fo:country="US" style:font-size-asian="16pt" style:font-size-complex="16pt"/>
    </style:style>
    <style:style style:name="P53" style:family="paragraph" style:parent-style-name="Standard" style:list-style-name="L2">
      <style:text-properties fo:font-size="16pt" fo:language="en" fo:country="US" style:font-size-asian="16pt" style:font-size-complex="16pt"/>
    </style:style>
    <style:style style:name="P54" style:family="paragraph" style:parent-style-name="Standard" style:list-style-name="L3">
      <style:text-properties fo:font-size="16pt" fo:language="en" fo:country="US" style:font-size-asian="16pt" style:font-size-complex="16pt"/>
    </style:style>
    <style:style style:name="P55" style:family="paragraph" style:parent-style-name="Standard" style:list-style-name="L7">
      <style:text-properties fo:font-size="16pt" fo:language="en" fo:country="US" style:font-size-asian="16pt" style:font-size-complex="16pt"/>
    </style:style>
    <style:style style:name="P56" style:family="paragraph" style:parent-style-name="Standard" style:list-style-name="L11">
      <style:text-properties fo:font-size="16pt" fo:language="en" fo:country="US" style:font-size-asian="16pt" style:font-size-complex="16pt"/>
    </style:style>
    <style:style style:name="P57" style:family="paragraph" style:parent-style-name="Standard" style:list-style-name="L19">
      <style:text-properties fo:font-size="16pt" fo:language="en" fo:country="US" style:font-size-asian="16pt" style:font-size-complex="16pt"/>
    </style:style>
    <style:style style:name="P58" style:family="paragraph" style:parent-style-name="Standard" style:list-style-name="L20">
      <style:text-properties fo:font-size="16pt" fo:language="en" fo:country="US" style:font-size-asian="16pt" style:font-size-complex="16pt"/>
    </style:style>
    <style:style style:name="P59" style:family="paragraph" style:parent-style-name="Standard" style:list-style-name="L23">
      <style:text-properties fo:font-size="16pt" fo:language="en" fo:country="US" style:font-size-asian="16pt" style:font-size-complex="16pt"/>
    </style:style>
    <style:style style:name="P60" style:family="paragraph" style:parent-style-name="Standard" style:list-style-name="L24">
      <style:text-properties fo:font-size="16pt" fo:language="en" fo:country="US" style:font-size-asian="16pt" style:font-size-complex="16pt"/>
    </style:style>
    <style:style style:name="P61" style:family="paragraph" style:parent-style-name="Standard" style:list-style-name="L28">
      <style:text-properties fo:font-size="16pt" fo:language="en" fo:country="US" style:font-size-asian="16pt" style:font-size-complex="16pt"/>
    </style:style>
    <style:style style:name="P62" style:family="paragraph" style:parent-style-name="Standard" style:list-style-name="L29">
      <style:text-properties fo:font-size="16pt" fo:language="en" fo:country="US" style:font-size-asian="16pt" style:font-size-complex="16pt"/>
    </style:style>
    <style:style style:name="P63" style:family="paragraph" style:parent-style-name="Standard" style:list-style-name="L30">
      <style:text-properties fo:font-size="16pt" fo:language="en" fo:country="US" style:font-size-asian="16pt" style:font-size-complex="16pt"/>
    </style:style>
    <style:style style:name="P64" style:family="paragraph" style:parent-style-name="Standard" style:list-style-name="L31">
      <style:text-properties fo:font-size="16pt" fo:language="en" fo:country="US" style:font-size-asian="16pt" style:font-size-complex="16pt"/>
    </style:style>
    <style:style style:name="P65" style:family="paragraph" style:parent-style-name="Standard" style:list-style-name="L26">
      <style:text-properties fo:font-size="16pt"/>
    </style:style>
    <style:style style:name="P66" style:family="paragraph" style:parent-style-name="Standard" style:list-style-name="L4">
      <style:text-properties fo:font-variant="normal" fo:text-transform="none" fo:color="#213343" style:font-name="Times New Roman" fo:font-size="16pt" fo:letter-spacing="normal" fo:language="ru" fo:country="RU" fo:font-style="normal" fo:font-weight="normal" style:font-size-asian="16pt" style:font-size-complex="16pt"/>
    </style:style>
    <style:style style:name="P67" style:family="paragraph" style:parent-style-name="Standard" style:list-style-name="L14"/>
    <style:style style:name="P68" style:family="paragraph" style:parent-style-name="Standard" style:list-style-name="L14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asian="16pt" style:font-size-complex="16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size-asian="16pt" style:font-size-complex="16pt"/>
    </style:style>
    <style:style style:name="T5" style:family="text">
      <style:text-properties fo:font-variant="normal" fo:text-transform="none" fo:color="#213343" style:font-name="Times New Roman" fo:letter-spacing="normal" fo:font-style="normal" fo:font-weight="normal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color="#4d5156" style:font-name="Arial1" fo:font-size="10.5pt" fo:letter-spacing="normal" fo:font-style="normal" fo:font-weight="normal"/>
    </style:style>
    <style:style style:name="T8" style:family="text">
      <style:text-properties fo:font-variant="normal" fo:text-transform="none" fo:color="#5f6368" style:font-name="Arial1" fo:font-size="10.5pt" fo:letter-spacing="normal" fo:font-style="normal" fo:font-weight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language="ru" fo:country="RU" style:font-size-asian="16pt" style:font-size-complex="16pt"/>
    </style:style>
    <style:style style:name="T11" style:family="text">
      <style:text-properties fo:font-size="16pt" fo:language="en" fo:country="US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2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2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 text:start-value="3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 text:start-value="2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2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 text:start-value="2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 text:start-value="2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 text:start-value="3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13856280820305898" text:style-name="L1">
        <text:list-item>
          <text:p text:style-name="P5">Что такое HTML и какова его основная цель?</text:p>
          <text:p text:style-name="P5"/>
          <text:p text:style-name="P37">язык программирования для создания фронтовой части сайта</text:p>
          <text:p text:style-name="P37"/>
        </text:list-item>
      </text:list>
      <text:list xml:id="list6167722288701611111" text:style-name="L2">
        <text:list-item>
          <text:p text:style-name="P6">Какие основные теги используются для создания заголовков в HTML?</text:p>
          <text:p text:style-name="P6"/>
          <text:p text:style-name="P53">&lt;title&gt;&lt;/title&gt; - <text:span text:style-name="T1">заголовок сайта</text:span></text:p>
          <text:p text:style-name="P53">&lt;h1&gt;&lt;/h1&gt; - <text:span text:style-name="T1">главный заголовок на странице сайта</text:span></text:p>
          <text:p text:style-name="P38"/>
        </text:list-item>
      </text:list>
      <text:list xml:id="list3490143826302542621" text:style-name="L3">
        <text:list-item>
          <text:p text:style-name="P7">Какой тег используется для создания абзаца текста?</text:p>
          <text:p text:style-name="P7"/>
          <text:p text:style-name="P54">&lt;p&gt;&lt;/p&gt;</text:p>
          <text:p text:style-name="P54"/>
        </text:list-item>
      </text:list>
      <text:list xml:id="list7481406316056380135" text:style-name="L4">
        <text:list-item>
          <text:p text:style-name="P8">Чем отличается тег &lt;div&gt; от тега &lt;span&gt;?</text:p>
          <text:p text:style-name="P8"/>
          <text:p text:style-name="P39">Не знаю</text:p>
          <text:p text:style-name="P39"/>
          <text:p text:style-name="P66">В тег div помещаем элемент страницы сайта, создавая блок из элемента, </text:p>
          <text:p text:style-name="P39"><text:span text:style-name="T5"><text:s/>А <text:s/>тег &lt;span&gt; <text:s/>используем внутри блока, используя для отдельных строк </text:span><text:s/></text:p>
          <text:p text:style-name="P8"/>
        </text:list-item>
      </text:list>
      <text:list xml:id="list9178570396049090693" text:style-name="L5">
        <text:list-item>
          <text:p text:style-name="P9">Как задать ссылку на другой веб-сайт в HTML?</text:p>
          <text:p text:style-name="P9"/>
        </text:list-item>
      </text:list>
      <text:p text:style-name="P1"><text:s text:c="7"/>&lt;a href="htts://google.com"&gt;&lt;/a&gt;</text:p>
      <text:p text:style-name="P1"/>
      <text:list xml:id="list1033400306241425280" text:style-name="L6">
        <text:list-item>
          <text:p text:style-name="P10">Какой атрибут тега &lt;a&gt; используется для указания адреса ссылки?</text:p>
          <text:p text:style-name="P10"/>
          <text:p text:style-name="P10">href=""</text:p>
          <text:p text:style-name="P10"/>
        </text:list-item>
      </text:list>
      <text:list xml:id="list2082060330092995468" text:style-name="L7">
        <text:list-item>
          <text:p text:style-name="P11">Как создать нумерованный список в HTML?</text:p>
          <text:p text:style-name="P11"/>
          <text:p text:style-name="P55">&lt;h&gt;<text:span text:style-name="T1">Нумерованный список</text:span>&lt;/h&gt;</text:p>
          <text:p text:style-name="P55">&lt;ol&gt;</text:p>
          <text:p text:style-name="P55"><text:s text:c="5"/>&lt;li&gt;&lt;/li&gt;</text:p>
          <text:p text:style-name="P55"><text:s text:c="5"/>&lt;li&gt;&lt;/li&gt;</text:p>
          <text:p text:style-name="P55">&lt;/ol&gt;</text:p>
          <text:p text:style-name="P55"><text:soft-page-break/></text:p>
        </text:list-item>
      </text:list>
      <text:list xml:id="list5717997992272722128" text:style-name="L8">
        <text:list-item>
          <text:p text:style-name="P12">Как добавить изображение на веб-страницу и какой атрибут используется для указания пути к изображению?</text:p>
          <text:p text:style-name="P12"/>
          <text:p text:style-name="P40">Создаем папку <text:span text:style-name="T3">img, </text:span>туда вставляем изображение из компьютера</text:p>
          <text:p text:style-name="P40">далее в <text:span text:style-name="T3">code</text:span></text:p>
          <text:p text:style-name="P40"><text:span text:style-name="T3"><text:s/>&lt;img src="img/</text:span>Картинка.jpeg<text:span text:style-name="T3">" alt="смешной котик" width="</text:span>ширина в px<text:span text:style-name="T3">" height="</text:span>высота в px<text:span text:style-name="T3">"/&gt;</text:span></text:p>
          <text:p text:style-name="P40"/>
        </text:list-item>
      </text:list>
      <text:list xml:id="list6473647514468134305" text:style-name="L9">
        <text:list-item>
          <text:p text:style-name="P13">Как создать таблицу в HTML? Назовите основные теги для таблицы.</text:p>
        </text:list-item>
      </text:list>
      <text:p text:style-name="P1"/>
      <text:p text:style-name="P1"><text:s text:c="9"/><text:span text:style-name="T1">Используем главный тег для таблицы </text:span><text:span text:style-name="T3">&lt;table&gt;&lt;/table&gt; </text:span></text:p>
      <text:p text:style-name="P3"><text:s/>&lt;thead&gt;&lt;/thead&gt; голова таблицы, заголовок таблицы,самая вершняя строка</text:p>
      <text:p text:style-name="P1"><text:span text:style-name="T3">&lt;tbody&gt;&lt;/tbody&gt;</text:span><text:span text:style-name="T1">тело таблицы</text:span></text:p>
      <text:p text:style-name="P2">в голове пишем используем теги для создание строк и столбцов</text:p>
      <text:p text:style-name="P1"><text:span text:style-name="T3">&lt;tr&gt;&lt;/tr&gt;строка</text:span><text:span text:style-name="T1"> в </text:span><text:span text:style-name="T3">таблице</text:span></text:p>
      <text:p text:style-name="P2"><text:s/>&lt;th&gt;&lt;/th&gt; столбец</text:p>
      <text:p text:style-name="P2">далее в теле таблицы заполняем строки и столбцы </text:p>
      <text:p text:style-name="P2"><text:span text:style-name="T3">&lt;tr&gt;&lt;/tr&gt;строка</text:span> в таблице</text:p>
      <text:p text:style-name="P2">&lt;td&gt;&lt;/td&gt;столбец</text:p>
      <text:p text:style-name="P3"/>
      <text:list xml:id="list1596812565917958532" text:style-name="L10">
        <text:list-item>
          <text:p text:style-name="P14">Как сделать так, чтобы ячейки таблицы растягивались на всю доступную ширину?</text:p>
        </text:list-item>
      </text:list>
      <text:p text:style-name="P1"><text:s text:c="2"/><text:span text:style-name="T1">В голове сода </text:span><text:span text:style-name="T3">&lt;head&gt;&lt;/head&gt; </text:span><text:span text:style-name="T1">создаем стиль </text:span><text:span text:style-name="T3">&lt;style&gt;&lt;/style&gt;</text:span></text:p>
      <text:p text:style-name="P1"><text:span text:style-name="T3"><text:s/></text:span><text:span text:style-name="T1">и для тега </text:span><text:span text:style-name="T3">&lt;table&gt;&lt;/table&gt; </text:span><text:span text:style-name="T1">выбираем стиль</text:span><text:span text:style-name="T3">{width: 50%;}</text:span></text:p>
      <text:p text:style-name="P3"/>
      <text:list xml:id="list3337661258919913800" text:style-name="L11">
        <text:list-item>
          <text:p text:style-name="P15">Как задать атрибуты ширины и высоты для изображения?</text:p>
          <text:p text:style-name="P41">Можно в коде</text:p>
          <text:p text:style-name="P41"><text:span text:style-name="T3">&lt;img src="img/</text:span>Картинка.jpeg<text:span text:style-name="T3">" alt="смешной котик" width="</text:span>ширина в px<text:span text:style-name="T3">" height="</text:span>высота в px<text:span text:style-name="T3">"/&gt;</text:span></text:p>
          <text:p text:style-name="P56"/>
        </text:list-item>
      </text:list>
      <text:p text:style-name="P1">12.Какой тег используется для добавления формы на веб-страницу?</text:p>
      <text:p text:style-name="P1"/>
      <text:p text:style-name="P3">&lt;form&gt;&lt;/form&gt;</text:p>
      <text:p text:style-name="P3"/>
      <text:list xml:id="list719383869036429340" text:style-name="L12">
        <text:list-item>
          <text:p text:style-name="P16">Как создать текстовое поле ввода в форме?</text:p>
        </text:list-item>
      </text:list>
      <text:p text:style-name="P1">&lt;input <text:s/>type="text" <text:s/>/&gt;</text:p>
      <text:list xml:id="list1976461435322515925" text:style-name="L13">
        <text:list-item>
          <text:p text:style-name="P17"><text:soft-page-break/>Как создать кнопку отправки формы?</text:p>
          <text:p text:style-name="P42">Не знаю</text:p>
          <text:p text:style-name="P42">&lt;input type="submit" value="Отправить" /&gt;</text:p>
          <text:p text:style-name="P42">submit - отправить</text:p>
          <text:p text:style-name="P42"/>
        </text:list-item>
      </text:list>
      <text:list xml:id="list1252203331288882466" text:style-name="L14">
        <text:list-item>
          <text:p text:style-name="P18">Как определить метод передачи данных при отправке формы?</text:p>
          <text:p text:style-name="P18"/>
          <text:p text:style-name="P43">В теги &lt;form <text:s/>выбираем method="post или get" <text:s/>&gt;</text:p>
          <text:p text:style-name="P67"><text:span text:style-name="T11">get- </text:span><text:span text:style-name="T10">передача данных в адресной строке сайта</text:span></text:p>
          <text:p text:style-name="P68"><text:span text:style-name="T9">post – </text:span><text:span text:style-name="T10">посылает данные в браузере, что позволяет передавать больший объем данных и инфорфацию о данных не видно в истории пользователя</text:span></text:p>
          <text:p text:style-name="P18"/>
        </text:list-item>
      </text:list>
      <text:p text:style-name="P1"/>
      <text:list xml:id="list5902563642258144864" text:style-name="L15">
        <text:list-item>
          <text:p text:style-name="P19">Что такое атрибут placeholder и как его использовать?</text:p>
          <text:p text:style-name="P19"><text:s/><text:span text:style-name="T1">Не знаю</text:span></text:p>
        </text:list-item>
      </text:list>
      <text:p text:style-name="P2">подсказывает пользователю, что вводить в строке</text:p>
      <text:p text:style-name="P2">&lt;input <text:s/>placeholder="здесь пишем подсказку"</text:p>
      <text:list xml:id="list39679108" text:continue-numbering="true" text:style-name="L15">
        <text:list-header>
          <text:p text:style-name="P44"/>
        </text:list-header>
      </text:list>
      <text:list xml:id="list2604948323693331953" text:style-name="L16">
        <text:list-item>
          <text:p text:style-name="P20">Как создать ссылку на другую страницу в рамках одного сайта?</text:p>
        </text:list-item>
      </text:list>
      <text:p text:style-name="P2"><text:s text:c="2"/>В теги &lt;a &gt;&lt;/a&gt; есть атрибут href="здесь пишем адрес сайта"</text:p>
      <text:p text:style-name="P2"/>
      <text:p text:style-name="P2"/>
      <text:p text:style-name="P2"/>
      <text:p text:style-name="P2"/>
      <text:list xml:id="list3623839097930306803" text:style-name="L17">
        <text:list-item>
          <text:p text:style-name="P21">Как задать стиль для текста в HTML с помощью встроенного стиля?</text:p>
          <text:p text:style-name="P45">Не знаю</text:p>
          <text:p text:style-name="P45">создаем отдельный файл <text:span text:style-name="T3">css, </text:span>в основном коде в <text:span text:style-name="T3">head </text:span>добавляем </text:p>
          <text:p text:style-name="P45"><text:span text:style-name="T3">link , </text:span>где в атрибутах указываем путь к файлу <text:span text:style-name="T3">css </text:span><text:s/></text:p>
          <text:p text:style-name="P45">rel="stylesheet" –<text:span text:style-name="T3"> </text:span>неизменный , независимо от стиля href="css/styles.css" название папки , где задаем стили к разным элементам в коде</text:p>
          <text:p text:style-name="P45"/>
        </text:list-item>
      </text:list>
      <text:list xml:id="list5265114840553919946" text:style-name="L18">
        <text:list-item>
          <text:p text:style-name="P22">Какие атрибуты могут быть у тега &lt;img&gt;?</text:p>
        </text:list-item>
      </text:list>
      <text:p text:style-name="P2"><text:span text:style-name="T3">src="п</text:span>уть к изображению<text:span text:style-name="T3">" </text:span></text:p>
      <text:p text:style-name="P2"><text:span text:style-name="T3">alt="о</text:span>писание картинки<text:span text:style-name="T3">" "</text:span></text:p>
      <text:list xml:id="list39691499" text:continue-numbering="true" text:style-name="L18">
        <text:list-header>
          <text:p text:style-name="P22"><text:soft-page-break/></text:p>
        </text:list-header>
      </text:list>
      <text:list xml:id="list5127428167405181451" text:style-name="L19">
        <text:list-item>
          <text:p text:style-name="P23">Как создать скрытый элемент на веб-странице?</text:p>
          <text:p text:style-name="P46">Не знаю</text:p>
          <text:p text:style-name="P57">display “none”</text:p>
          <text:p text:style-name="P46"/>
        </text:list-item>
      </text:list>
      <text:list xml:id="list786929697964534300" text:style-name="L20">
        <text:list-item>
          <text:p text:style-name="P24">Как добавить комментарий в HTML-код?</text:p>
          <text:p text:style-name="P58">&lt; – – &gt;</text:p>
          <text:p text:style-name="P58">ctrl+?</text:p>
        </text:list-item>
      </text:list>
      <text:list xml:id="list5798613131105045154" text:style-name="L21">
        <text:list-item>
          <text:p text:style-name="P25">Как создать и использовать теги &lt;header&gt;, &lt;footer&gt;, &lt;section&gt;, и &lt;article&gt; в HTML5?</text:p>
          <text:p text:style-name="P47">Не знаю</text:p>
          <text:p text:style-name="P25">&lt;header&gt; <text:s/><text:span text:style-name="T1">шапка сайта, находиться в </text:span><text:span text:style-name="T3">&lt;boby&gt;</text:span></text:p>
          <text:p text:style-name="P25"><text:s/>&lt;footer&gt; <text:span text:style-name="T1">подвал или нижняя часть сайта, обычно пишут контакты организации</text:span></text:p>
          <text:p text:style-name="P25"><text:s/>&lt;section&gt; <text:span text:style-name="T1">используют для группировки элементов сайта логически принадлежащих друг другу</text:span></text:p>
          <text:p text:style-name="P25"><text:s/>&lt;article&gt; <text:span text:style-name="T1">независимый блок сайта</text:span></text:p>
          <text:p text:style-name="P25"/>
        </text:list-item>
      </text:list>
      <text:list xml:id="list4389654027171434254" text:style-name="L22">
        <text:list-item>
          <text:p text:style-name="P26">Как сделать так, чтобы элемент занимал всю доступную ширину экрана?</text:p>
        </text:list-item>
      </text:list>
      <text:p text:style-name="P3">Width 100%</text:p>
      <text:p text:style-name="P2"/>
      <text:p text:style-name="P1"/>
      <text:list xml:id="list5001500242001074041" text:style-name="L25">
        <text:list-item>
          <text:p text:style-name="P29">Как задать шрифт и его размер для текста в HTML?</text:p>
          <text:p text:style-name="P48">Либо в <text:span text:style-name="T3">style </text:span>или в файле <text:span text:style-name="T3">css font-size</text:span></text:p>
          <text:p text:style-name="P48"><text:span text:style-name="T3"/></text:p>
        </text:list-item>
      </text:list>
      <text:list xml:id="list8459782701481746308" text:style-name="L27">
        <text:list-item>
          <text:p text:style-name="P31">Как создать ссылку, которая открывается в новом окне или вкладке?</text:p>
          <text:p text:style-name="P31"/>
          <text:p text:style-name="P50">В теги &lt;a &gt;&lt;/a&gt; есть атрибут href="здесь пишем адрес сайта" добавить <text:span text:style-name="T3">target=”_blank”</text:span></text:p>
          <text:p text:style-name="P50"><text:span text:style-name="T3"/></text:p>
        </text:list-item>
      </text:list>
      <text:list xml:id="list6219084669048180512" text:style-name="L28">
        <text:list-item>
          <text:p text:style-name="P32">Что такое семантические теги и как их использовать?</text:p>
        </text:list-item>
      </text:list>
      <text:p text:style-name="P1"/>
      <text:p text:style-name="P1"><text:tab/><text:span text:style-name="T1">Не знаю</text:span></text:p>
      <text:list xml:id="list39679847" text:continue-numbering="true" text:style-name="L28">
        <text:list-header>
          <text:p text:style-name="P51">Это теги, которые разделяют страницу на блоки, указывая на тип контента, содержащегося в блоке</text:p>
          <text:p text:style-name="P61">main, footer, nav</text:p>
          <text:p text:style-name="P32"/>
        </text:list-header>
      </text:list>
      <text:list xml:id="list2463243739138792329" text:style-name="L26">
        <text:list-item>
          <text:p text:style-name="P30"><text:soft-page-break/>Как добавить файл стилей CSS в HTML-документ?</text:p>
          <text:p text:style-name="P30"/>
          <text:p text:style-name="P65"><text:span text:style-name="T2">В </text:span><text:span text:style-name="T4">head </text:span><text:span text:style-name="T2">тег </text:span><text:span text:style-name="T4">link rel=”stylesheet” hrev=”css”</text:span><text:span text:style-name="T2"> </text:span></text:p>
          <text:p text:style-name="P49"/>
        </text:list-item>
      </text:list>
      <text:list xml:id="list8526765073561756940" text:style-name="L29">
        <text:list-item>
          <text:p text:style-name="P33">Какие основные теги в HTML?</text:p>
          <text:p text:style-name="P62">Html,head,body</text:p>
          <text:p text:style-name="P62"/>
        </text:list-item>
      </text:list>
      <text:list xml:id="list4428983442712760668" text:style-name="L23">
        <text:list-item>
          <text:p text:style-name="P27">В каком теге находится основное содержимое страницы?</text:p>
          <text:p text:style-name="P59">&lt;body&gt;&lt;/body&gt;</text:p>
          <text:p text:style-name="P59"/>
        </text:list-item>
      </text:list>
      <text:list xml:id="list8066599285816273505" text:style-name="L24">
        <text:list-item>
          <text:p text:style-name="P28">Как задать заголовок страницы, который отображается во вкладке браузера?</text:p>
          <text:p text:style-name="P28"/>
          <text:p text:style-name="P60">&lt;title&gt;<text:span text:style-name="T1">Заголовок стриницы в браузере</text:span>&lt;/title&gt;</text:p>
          <text:p text:style-name="P60"/>
        </text:list-item>
      </text:list>
      <text:list xml:id="list1494741058893954613" text:style-name="L30">
        <text:list-item>
          <text:p text:style-name="P34">Как задать внешние отсутпы блоков на стринице?</text:p>
          <text:p text:style-name="P63"><text:s/><text:span text:style-name="T1">Задать свойвство </text:span>margin</text:p>
          <text:p text:style-name="P63"/>
        </text:list-item>
      </text:list>
      <text:list xml:id="list8288396551543860700" text:style-name="L31">
        <text:list-item>
          <text:p text:style-name="P35">Как задать внутренние отступы блоков на странице?</text:p>
          <text:p text:style-name="P64">padd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Consolas" svg:font-family="Consolas, 'Courier New', monospace"/>
    <style:font-face style:name="Courier New" svg:font-family="'Courier New', Courier, mono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826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2M44S</meta:editing-duration>
    <meta:editing-cycles>10</meta:editing-cycles>
    <meta:generator>OpenOffice/4.1.15$Win32 OpenOffice.org_project/4115m2$Build-9813</meta:generator>
    <dc:date>2024-09-13T19:42:05.22</dc:date>
    <dc:creator>Надежда Чернова</dc:creator>
    <meta:document-statistic meta:table-count="0" meta:image-count="0" meta:object-count="0" meta:page-count="5" meta:paragraph-count="101" meta:word-count="652" meta:character-count="4407"/>
    <meta:user-defined meta:name="Info 1"/>
    <meta:user-defined meta:name="Info 2"/>
    <meta:user-defined meta:name="Info 3"/>
    <meta:user-defined meta:name="Info 4"/>
  </office:meta>
</office:document-meta>
</file>